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theta</text:p>
          </table:table-cell>
          <table:table-cell office:value-type="string">
            <text:p>energy</text:p>
          </table:table-cell>
          <table:table-cell office:value-type="string">
            <text:p>ang.</text:p>
          </table:table-cell>
          <table:table-cell office:value-type="string">
            <text:p>momentum</text:p>
          </table:table-cell>
          <table:table-cell/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0.992127">
            <text:p>0.992127</text:p>
          </table:table-cell>
          <table:table-cell office:value-type="float" office:value="0.087618">
            <text:p>0.087618</text:p>
          </table:table-cell>
          <table:table-cell office:value-type="float" office:value="0.995989">
            <text:p>0.995989</text:p>
          </table:table-cell>
          <table:table-cell office:value-type="float" office:value="0.088085">
            <text:p>0.088085</text:p>
          </table:table-cell>
          <table:table-cell office:value-type="float" office:value="1.253035">
            <text:p>1.253035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Orbit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0.968444">
            <text:p>0.968444</text:p>
          </table:table-cell>
          <table:table-cell office:value-type="float" office:value="0.173832">
            <text:p>0.173832</text:p>
          </table:table-cell>
          <table:table-cell office:value-type="float" office:value="0.983921">
            <text:p>0.983921</text:p>
          </table:table-cell>
          <table:table-cell office:value-type="float" office:value="0.177605">
            <text:p>0.177605</text:p>
          </table:table-cell>
          <table:table-cell office:value-type="float" office:value="1.2776">
            <text:p>1.27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0.928755">
            <text:p>0.928755</text:p>
          </table:table-cell>
          <table:table-cell office:value-type="float" office:value="0.257154">
            <text:p>0.257154</text:p>
          </table:table-cell>
          <table:table-cell office:value-type="float" office:value="0.963698">
            <text:p>0.963698</text:p>
          </table:table-cell>
          <table:table-cell office:value-type="float" office:value="0.270114">
            <text:p>0.270114</text:p>
          </table:table-cell>
          <table:table-cell office:value-type="float" office:value="1.320141">
            <text:p>1.3201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0.872735">
            <text:p>0.872735</text:p>
          </table:table-cell>
          <table:table-cell office:value-type="float" office:value="0.335923">
            <text:p>0.335923</text:p>
          </table:table-cell>
          <table:table-cell office:value-type="float" office:value="0.935152">
            <text:p>0.935152</text:p>
          </table:table-cell>
          <table:table-cell office:value-type="float" office:value="0.367429">
            <text:p>0.367429</text:p>
          </table:table-cell>
          <table:table-cell office:value-type="float" office:value="1.383307">
            <text:p>1.38330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0.799928">
            <text:p>0.799928</text:p>
          </table:table-cell>
          <table:table-cell office:value-type="float" office:value="0.40818">
            <text:p>0.40818</text:p>
          </table:table-cell>
          <table:table-cell office:value-type="float" office:value="0.898051">
            <text:p>0.898051</text:p>
          </table:table-cell>
          <table:table-cell office:value-type="float" office:value="0.471831">
            <text:p>0.471831</text:p>
          </table:table-cell>
          <table:table-cell office:value-type="float" office:value="1.471379">
            <text:p>1.4713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753982">
            <text:p>0.753982</text:p>
            <draw:frame table:end-cell-address="Sheet1.H28" table:end-x="0.8496in" table:end-y="0.0969in" draw:z-index="0" draw:style-name="gr1" draw:text-style-name="P1" svg:width="6.2988in" svg:height="3.5429in" svg:x="0.7736in" svg:y="0.0701in">
              <draw:object draw:notify-on-update-of-ranges="Sheet1.I10:Sheet1.I10 Sheet1.C2:Sheet1.C51 Sheet1.B2:Sheet1.B51 Sheet1.I2:Sheet1.I2 Sheet1.C2:Sheet1.C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709763">
            <text:p>0.709763</text:p>
          </table:table-cell>
          <table:table-cell office:value-type="float" office:value="0.471498">
            <text:p>0.471498</text:p>
          </table:table-cell>
          <table:table-cell office:value-type="float" office:value="0.8521">
            <text:p>0.8521</text:p>
          </table:table-cell>
          <table:table-cell office:value-type="float" office:value="0.586364">
            <text:p>0.586364</text:p>
          </table:table-cell>
          <table:table-cell office:value-type="float" office:value="1.591031">
            <text:p>1.5910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0.6016">
            <text:p>0.6016</text:p>
          </table:table-cell>
          <table:table-cell office:value-type="float" office:value="0.522719">
            <text:p>0.522719</text:p>
          </table:table-cell>
          <table:table-cell office:value-type="float" office:value="0.796968">
            <text:p>0.796968</text:p>
          </table:table-cell>
          <table:table-cell office:value-type="float" office:value="0.715355">
            <text:p>0.715355</text:p>
          </table:table-cell>
          <table:table-cell office:value-type="float" office:value="1.752688">
            <text:p>1.7526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0.474852">
            <text:p>0.474852</text:p>
          </table:table-cell>
          <table:table-cell office:value-type="float" office:value="0.55754">
            <text:p>0.55754</text:p>
          </table:table-cell>
          <table:table-cell office:value-type="float" office:value="0.732349">
            <text:p>0.732349</text:p>
          </table:table-cell>
          <table:table-cell office:value-type="float" office:value="0.865321">
            <text:p>0.865321</text:p>
          </table:table-cell>
          <table:table-cell office:value-type="float" office:value="1.972928">
            <text:p>1.9729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130973">
            <text:p>1.130973</text:p>
          </table:table-cell>
          <table:table-cell office:value-type="float" office:value="0.329338">
            <text:p>0.329338</text:p>
          </table:table-cell>
          <table:table-cell office:value-type="float" office:value="0.569805">
            <text:p>0.569805</text:p>
          </table:table-cell>
          <table:table-cell office:value-type="float" office:value="0.658135">
            <text:p>0.658135</text:p>
          </table:table-cell>
          <table:table-cell office:value-type="float" office:value="1.046723">
            <text:p>1.046723</text:p>
          </table:table-cell>
          <table:table-cell office:value-type="float" office:value="2.278794">
            <text:p>2.278794</text:p>
          </table:table-cell>
          <table:table-cell office:value-type="float" office:value="0.7">
            <text:p>0.7</text:p>
          </table:table-cell>
          <table:table-cell/>
          <table:table-cell/>
        </table:table-row>
        <table:table-row table:style-name="ro1">
          <table:table-cell office:value-type="float" office:value="1.256637">
            <text:p>1.256637</text:p>
          </table:table-cell>
          <table:table-cell office:value-type="float" office:value="0.166237">
            <text:p>0.166237</text:p>
          </table:table-cell>
          <table:table-cell office:value-type="float" office:value="0.550343">
            <text:p>0.550343</text:p>
          </table:table-cell>
          <table:table-cell office:value-type="float" office:value="0.574902">
            <text:p>0.574902</text:p>
          </table:table-cell>
          <table:table-cell office:value-type="float" office:value="1.27745">
            <text:p>1.27745</text:p>
          </table:table-cell>
          <table:table-cell office:value-type="float" office:value="2.714912">
            <text:p>2.71491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382301">
            <text:p>1.382301</text:p>
          </table:table-cell>
          <table:table-cell office:value-type="float" office:value="-0.009203">
            <text:p>-0.009203</text:p>
          </table:table-cell>
          <table:table-cell office:value-type="float" office:value="0.485221">
            <text:p>0.485221</text:p>
          </table:table-cell>
          <table:table-cell office:value-type="float" office:value="0.485308">
            <text:p>0.485308</text:p>
          </table:table-cell>
          <table:table-cell office:value-type="float" office:value="1.589761">
            <text:p>1.589761</text:p>
          </table:table-cell>
          <table:table-cell office:value-type="float" office:value="3.350083">
            <text:p>3.3500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507964">
            <text:p>1.507964</text:p>
          </table:table-cell>
          <table:table-cell office:value-type="float" office:value="-0.180176">
            <text:p>-0.180176</text:p>
          </table:table-cell>
          <table:table-cell office:value-type="float" office:value="0.355056">
            <text:p>0.355056</text:p>
          </table:table-cell>
          <table:table-cell office:value-type="float" office:value="0.398156">
            <text:p>0.398156</text:p>
          </table:table-cell>
          <table:table-cell office:value-type="float" office:value="2.040393">
            <text:p>2.040393</text:p>
          </table:table-cell>
          <table:table-cell office:value-type="float" office:value="4.242239">
            <text:p>4.2422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633628">
            <text:p>1.633628</text:p>
          </table:table-cell>
          <table:table-cell office:value-type="float" office:value="-0.30391">
            <text:p>-0.30391</text:p>
          </table:table-cell>
          <table:table-cell office:value-type="float" office:value="0.146788">
            <text:p>0.146788</text:p>
          </table:table-cell>
          <table:table-cell office:value-type="float" office:value="0.337502">
            <text:p>0.337502</text:p>
          </table:table-cell>
          <table:table-cell office:value-type="float" office:value="2.691638">
            <text:p>2.691638</text:p>
          </table:table-cell>
          <table:table-cell office:value-type="float" office:value="5.145072">
            <text:p>5.1450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759292">
            <text:p>1.759292</text:p>
          </table:table-cell>
          <table:table-cell office:value-type="float" office:value="-0.323602">
            <text:p>-0.323602</text:p>
          </table:table-cell>
          <table:table-cell office:value-type="float" office:value="-0.105837">
            <text:p>-0.105837</text:p>
          </table:table-cell>
          <table:table-cell office:value-type="float" office:value="0.340469">
            <text:p>0.340469</text:p>
          </table:table-cell>
          <table:table-cell office:value-type="float" office:value="-2.825499">
            <text:p>-2.825499</text:p>
          </table:table-cell>
          <table:table-cell office:value-type="float" office:value="5.092708">
            <text:p>5.0927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.884956">
            <text:p>1.884956</text:p>
          </table:table-cell>
          <table:table-cell office:value-type="float" office:value="-0.23507">
            <text:p>-0.23507</text:p>
          </table:table-cell>
          <table:table-cell office:value-type="float" office:value="-0.329346">
            <text:p>-0.329346</text:p>
          </table:table-cell>
          <table:table-cell office:value-type="float" office:value="0.404631">
            <text:p>0.404631</text:p>
          </table:table-cell>
          <table:table-cell office:value-type="float" office:value="-2.19069">
            <text:p>-2.19069</text:p>
          </table:table-cell>
          <table:table-cell office:value-type="float" office:value="4.162511">
            <text:p>4.1625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010619">
            <text:p>2.010619</text:p>
          </table:table-cell>
          <table:table-cell office:value-type="float" office:value="-0.089667">
            <text:p>-0.089667</text:p>
          </table:table-cell>
          <table:table-cell office:value-type="float" office:value="-0.484352">
            <text:p>-0.484352</text:p>
          </table:table-cell>
          <table:table-cell office:value-type="float" office:value="0.492582">
            <text:p>0.492582</text:p>
          </table:table-cell>
          <table:table-cell office:value-type="float" office:value="-1.753853">
            <text:p>-1.753853</text:p>
          </table:table-cell>
          <table:table-cell office:value-type="float" office:value="3.289894">
            <text:p>3.2898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136283">
            <text:p>2.136283</text:p>
          </table:table-cell>
          <table:table-cell office:value-type="float" office:value="0.070238">
            <text:p>0.070238</text:p>
          </table:table-cell>
          <table:table-cell office:value-type="float" office:value="-0.577602">
            <text:p>-0.577602</text:p>
          </table:table-cell>
          <table:table-cell office:value-type="float" office:value="0.581857">
            <text:p>0.581857</text:p>
          </table:table-cell>
          <table:table-cell office:value-type="float" office:value="-1.449788">
            <text:p>-1.449788</text:p>
          </table:table-cell>
          <table:table-cell office:value-type="float" office:value="2.673683">
            <text:p>2.6736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261947">
            <text:p>2.261947</text:p>
          </table:table-cell>
          <table:table-cell office:value-type="float" office:value="0.225862">
            <text:p>0.225862</text:p>
          </table:table-cell>
          <table:table-cell office:value-type="float" office:value="-0.624845">
            <text:p>-0.624845</text:p>
          </table:table-cell>
          <table:table-cell office:value-type="float" office:value="0.664413">
            <text:p>0.664413</text:p>
          </table:table-cell>
          <table:table-cell office:value-type="float" office:value="-1.223942">
            <text:p>-1.223942</text:p>
          </table:table-cell>
          <table:table-cell office:value-type="float" office:value="2.250242">
            <text:p>2.25024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38761">
            <text:p>2.38761</text:p>
          </table:table-cell>
          <table:table-cell office:value-type="float" office:value="0.369963">
            <text:p>0.369963</text:p>
          </table:table-cell>
          <table:table-cell office:value-type="float" office:value="-0.638404">
            <text:p>-0.638404</text:p>
          </table:table-cell>
          <table:table-cell office:value-type="float" office:value="0.737857">
            <text:p>0.737857</text:p>
          </table:table-cell>
          <table:table-cell office:value-type="float" office:value="-1.045577">
            <text:p>-1.045577</text:p>
          </table:table-cell>
          <table:table-cell office:value-type="float" office:value="1.95261">
            <text:p>1.952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513274">
            <text:p>2.513274</text:p>
          </table:table-cell>
          <table:table-cell office:value-type="float" office:value="0.499851">
            <text:p>0.499851</text:p>
          </table:table-cell>
          <table:table-cell office:value-type="float" office:value="-0.626794">
            <text:p>-0.626794</text:p>
          </table:table-cell>
          <table:table-cell office:value-type="float" office:value="0.801699">
            <text:p>0.801699</text:p>
          </table:table-cell>
          <table:table-cell office:value-type="float" office:value="-0.897598">
            <text:p>-0.897598</text:p>
          </table:table-cell>
          <table:table-cell office:value-type="float" office:value="1.737897">
            <text:p>1.7378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638938">
            <text:p>2.638938</text:p>
          </table:table-cell>
          <table:table-cell office:value-type="float" office:value="0.61461">
            <text:p>0.61461</text:p>
          </table:table-cell>
          <table:table-cell office:value-type="float" office:value="-0.595918">
            <text:p>-0.595918</text:p>
          </table:table-cell>
          <table:table-cell office:value-type="float" office:value="0.856075">
            <text:p>0.856075</text:p>
          </table:table-cell>
          <table:table-cell office:value-type="float" office:value="-0.769958">
            <text:p>-0.769958</text:p>
          </table:table-cell>
          <table:table-cell office:value-type="float" office:value="1.580125">
            <text:p>1.58012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764602">
            <text:p>2.764602</text:p>
          </table:table-cell>
          <table:table-cell office:value-type="float" office:value="0.714022">
            <text:p>0.714022</text:p>
          </table:table-cell>
          <table:table-cell office:value-type="float" office:value="-0.550007">
            <text:p>-0.550007</text:p>
          </table:table-cell>
          <table:table-cell office:value-type="float" office:value="0.901296">
            <text:p>0.901296</text:p>
          </table:table-cell>
          <table:table-cell office:value-type="float" office:value="-0.656363">
            <text:p>-0.656363</text:p>
          </table:table-cell>
          <table:table-cell office:value-type="float" office:value="1.463337">
            <text:p>1.4633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2.890265">
            <text:p>2.890265</text:p>
          </table:table-cell>
          <table:table-cell office:value-type="float" office:value="0.798121">
            <text:p>0.798121</text:p>
          </table:table-cell>
          <table:table-cell office:value-type="float" office:value="-0.49221">
            <text:p>-0.49221</text:p>
          </table:table-cell>
          <table:table-cell office:value-type="float" office:value="0.937693">
            <text:p>0.937693</text:p>
          </table:table-cell>
          <table:table-cell office:value-type="float" office:value="-0.552617">
            <text:p>-0.552617</text:p>
          </table:table-cell>
          <table:table-cell office:value-type="float" office:value="1.37748">
            <text:p>1.377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015929">
            <text:p>3.015929</text:p>
          </table:table-cell>
          <table:table-cell office:value-type="float" office:value="0.867002">
            <text:p>0.867002</text:p>
          </table:table-cell>
          <table:table-cell office:value-type="float" office:value="-0.424975">
            <text:p>-0.424975</text:p>
          </table:table-cell>
          <table:table-cell office:value-type="float" office:value="0.965555">
            <text:p>0.965555</text:p>
          </table:table-cell>
          <table:table-cell office:value-type="float" office:value="-0.45575">
            <text:p>-0.45575</text:p>
          </table:table-cell>
          <table:table-cell office:value-type="float" office:value="1.316112">
            <text:p>1.31611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141593">
            <text:p>3.141593</text:p>
          </table:table-cell>
          <table:table-cell office:value-type="float" office:value="0.92073">
            <text:p>0.92073</text:p>
          </table:table-cell>
          <table:table-cell office:value-type="float" office:value="-0.35028">
            <text:p>-0.35028</text:p>
          </table:table-cell>
          <table:table-cell office:value-type="float" office:value="0.985109">
            <text:p>0.985109</text:p>
          </table:table-cell>
          <table:table-cell office:value-type="float" office:value="-0.363529">
            <text:p>-0.363529</text:p>
          </table:table-cell>
          <table:table-cell office:value-type="float" office:value="1.275106">
            <text:p>1.2751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267256">
            <text:p>3.267256</text:p>
          </table:table-cell>
          <table:table-cell office:value-type="float" office:value="0.959299">
            <text:p>0.959299</text:p>
          </table:table-cell>
          <table:table-cell office:value-type="float" office:value="-0.2698">
            <text:p>-0.2698</text:p>
          </table:table-cell>
          <table:table-cell office:value-type="float" office:value="0.996517">
            <text:p>0.996517</text:p>
          </table:table-cell>
          <table:table-cell office:value-type="float" office:value="-0.274164">
            <text:p>-0.274164</text:p>
          </table:table-cell>
          <table:table-cell office:value-type="float" office:value="1.251922">
            <text:p>1.2519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39292">
            <text:p>3.39292</text:p>
          </table:table-cell>
          <table:table-cell office:value-type="float" office:value="0.982607">
            <text:p>0.982607</text:p>
          </table:table-cell>
          <table:table-cell office:value-type="float" office:value="-0.185019">
            <text:p>-0.185019</text:p>
          </table:table-cell>
          <table:table-cell office:value-type="float" office:value="0.999874">
            <text:p>0.999874</text:p>
          </table:table-cell>
          <table:table-cell office:value-type="float" office:value="-0.186115">
            <text:p>-0.186115</text:p>
          </table:table-cell>
          <table:table-cell office:value-type="float" office:value="1.245201">
            <text:p>1.2452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518584">
            <text:p>3.518584</text:p>
          </table:table-cell>
          <table:table-cell office:value-type="float" office:value="0.990437">
            <text:p>0.990437</text:p>
          </table:table-cell>
          <table:table-cell office:value-type="float" office:value="-0.097324">
            <text:p>-0.097324</text:p>
          </table:table-cell>
          <table:table-cell office:value-type="float" office:value="0.995207">
            <text:p>0.995207</text:p>
          </table:table-cell>
          <table:table-cell office:value-type="float" office:value="-0.09795">
            <text:p>-0.09795</text:p>
          </table:table-cell>
          <table:table-cell office:value-type="float" office:value="1.254558">
            <text:p>1.2545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644247">
            <text:p>3.644247</text:p>
          </table:table-cell>
          <table:table-cell office:value-type="float" office:value="0.982444">
            <text:p>0.982444</text:p>
          </table:table-cell>
          <table:table-cell office:value-type="float" office:value="-0.008084">
            <text:p>-0.008084</text:p>
          </table:table-cell>
          <table:table-cell office:value-type="float" office:value="0.982477">
            <text:p>0.982477</text:p>
          </table:table-cell>
          <table:table-cell office:value-type="float" office:value="-0.008229">
            <text:p>-0.008229</text:p>
          </table:table-cell>
          <table:table-cell office:value-type="float" office:value="1.28053">
            <text:p>1.280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769911">
            <text:p>3.769911</text:p>
          </table:table-cell>
          <table:table-cell office:value-type="float" office:value="0.95814">
            <text:p>0.95814</text:p>
          </table:table-cell>
          <table:table-cell office:value-type="float" office:value="0.081271">
            <text:p>0.081271</text:p>
          </table:table-cell>
          <table:table-cell office:value-type="float" office:value="0.96158">
            <text:p>0.96158</text:p>
          </table:table-cell>
          <table:table-cell office:value-type="float" office:value="0.084619">
            <text:p>0.084619</text:p>
          </table:table-cell>
          <table:table-cell office:value-type="float" office:value="1.32465">
            <text:p>1.324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.895575">
            <text:p>3.895575</text:p>
          </table:table-cell>
          <table:table-cell office:value-type="float" office:value="0.916869">
            <text:p>0.916869</text:p>
          </table:table-cell>
          <table:table-cell office:value-type="float" office:value="0.169156">
            <text:p>0.169156</text:p>
          </table:table-cell>
          <table:table-cell office:value-type="float" office:value="0.932343">
            <text:p>0.932343</text:p>
          </table:table-cell>
          <table:table-cell office:value-type="float" office:value="0.182441">
            <text:p>0.182441</text:p>
          </table:table-cell>
          <table:table-cell office:value-type="float" office:value="1.389683">
            <text:p>1.3896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021239">
            <text:p>4.021239</text:p>
          </table:table-cell>
          <table:table-cell office:value-type="float" office:value="0.857795">
            <text:p>0.857795</text:p>
          </table:table-cell>
          <table:table-cell office:value-type="float" office:value="0.253706">
            <text:p>0.253706</text:p>
          </table:table-cell>
          <table:table-cell office:value-type="float" office:value="0.894527">
            <text:p>0.894527</text:p>
          </table:table-cell>
          <table:table-cell office:value-type="float" office:value="0.287567">
            <text:p>0.287567</text:p>
          </table:table-cell>
          <table:table-cell office:value-type="float" office:value="1.480071">
            <text:p>1.4800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146902">
            <text:p>4.146902</text:p>
          </table:table-cell>
          <table:table-cell office:value-type="float" office:value="0.779872">
            <text:p>0.779872</text:p>
          </table:table-cell>
          <table:table-cell office:value-type="float" office:value="0.332601">
            <text:p>0.332601</text:p>
          </table:table-cell>
          <table:table-cell office:value-type="float" office:value="0.847835">
            <text:p>0.847835</text:p>
          </table:table-cell>
          <table:table-cell office:value-type="float" office:value="0.403126">
            <text:p>0.403126</text:p>
          </table:table-cell>
          <table:table-cell office:value-type="float" office:value="1.602741">
            <text:p>1.6027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272566">
            <text:p>4.272566</text:p>
          </table:table-cell>
          <table:table-cell office:value-type="float" office:value="0.681848">
            <text:p>0.681848</text:p>
          </table:table-cell>
          <table:table-cell office:value-type="float" office:value="0.402794">
            <text:p>0.402794</text:p>
          </table:table-cell>
          <table:table-cell office:value-type="float" office:value="0.791934">
            <text:p>0.791934</text:p>
          </table:table-cell>
          <table:table-cell office:value-type="float" office:value="0.533582">
            <text:p>0.533582</text:p>
          </table:table-cell>
          <table:table-cell office:value-type="float" office:value="1.768513">
            <text:p>1.7685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39823">
            <text:p>4.39823</text:p>
          </table:table-cell>
          <table:table-cell office:value-type="float" office:value="0.562313">
            <text:p>0.562313</text:p>
          </table:table-cell>
          <table:table-cell office:value-type="float" office:value="0.460046">
            <text:p>0.460046</text:p>
          </table:table-cell>
          <table:table-cell office:value-type="float" office:value="0.726525">
            <text:p>0.726525</text:p>
          </table:table-cell>
          <table:table-cell office:value-type="float" office:value="0.6857">
            <text:p>0.6857</text:p>
          </table:table-cell>
          <table:table-cell office:value-type="float" office:value="1.994637">
            <text:p>1.9946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523893">
            <text:p>4.523893</text:p>
          </table:table-cell>
          <table:table-cell office:value-type="float" office:value="0.419932">
            <text:p>0.419932</text:p>
          </table:table-cell>
          <table:table-cell office:value-type="float" office:value="0.498148">
            <text:p>0.498148</text:p>
          </table:table-cell>
          <table:table-cell office:value-type="float" office:value="0.651533">
            <text:p>0.651533</text:p>
          </table:table-cell>
          <table:table-cell office:value-type="float" office:value="0.870388">
            <text:p>0.870388</text:p>
          </table:table-cell>
          <table:table-cell office:value-type="float" office:value="2.309301">
            <text:p>2.3093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649557">
            <text:p>4.649557</text:p>
          </table:table-cell>
          <table:table-cell office:value-type="float" office:value="0.254232">
            <text:p>0.254232</text:p>
          </table:table-cell>
          <table:table-cell office:value-type="float" office:value="0.507516">
            <text:p>0.507516</text:p>
          </table:table-cell>
          <table:table-cell office:value-type="float" office:value="0.567632">
            <text:p>0.567632</text:p>
          </table:table-cell>
          <table:table-cell office:value-type="float" office:value="1.106402">
            <text:p>1.106402</text:p>
          </table:table-cell>
          <table:table-cell office:value-type="float" office:value="2.758972">
            <text:p>2.7589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775221">
            <text:p>4.775221</text:p>
          </table:table-cell>
          <table:table-cell office:value-type="float" office:value="0.068159">
            <text:p>0.068159</text:p>
          </table:table-cell>
          <table:table-cell office:value-type="float" office:value="0.472894">
            <text:p>0.472894</text:p>
          </table:table-cell>
          <table:table-cell office:value-type="float" office:value="0.47778">
            <text:p>0.47778</text:p>
          </table:table-cell>
          <table:table-cell office:value-type="float" office:value="1.427651">
            <text:p>1.427651</text:p>
          </table:table-cell>
          <table:table-cell office:value-type="float" office:value="3.414196">
            <text:p>3.4141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4.900885">
            <text:p>4.900885</text:p>
          </table:table-cell>
          <table:table-cell office:value-type="float" office:value="-0.124038">
            <text:p>-0.124038</text:p>
          </table:table-cell>
          <table:table-cell office:value-type="float" office:value="0.371469">
            <text:p>0.371469</text:p>
          </table:table-cell>
          <table:table-cell office:value-type="float" office:value="0.391631">
            <text:p>0.391631</text:p>
          </table:table-cell>
          <table:table-cell office:value-type="float" office:value="1.893068">
            <text:p>1.893068</text:p>
          </table:table-cell>
          <table:table-cell office:value-type="float" office:value="4.325215">
            <text:p>4.3252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026548">
            <text:p>5.026548</text:p>
          </table:table-cell>
          <table:table-cell office:value-type="float" office:value="-0.279989">
            <text:p>-0.279989</text:p>
          </table:table-cell>
          <table:table-cell office:value-type="float" office:value="0.183773">
            <text:p>0.183773</text:p>
          </table:table-cell>
          <table:table-cell office:value-type="float" office:value="0.334912">
            <text:p>0.334912</text:p>
          </table:table-cell>
          <table:table-cell office:value-type="float" office:value="2.560762">
            <text:p>2.560762</text:p>
          </table:table-cell>
          <table:table-cell office:value-type="float" office:value="5.191566">
            <text:p>5.1915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152212">
            <text:p>5.152212</text:p>
          </table:table-cell>
          <table:table-cell office:value-type="float" office:value="-0.338241">
            <text:p>-0.338241</text:p>
          </table:table-cell>
          <table:table-cell office:value-type="float" office:value="-0.062647">
            <text:p>-0.062647</text:p>
          </table:table-cell>
          <table:table-cell office:value-type="float" office:value="0.343994">
            <text:p>0.343994</text:p>
          </table:table-cell>
          <table:table-cell office:value-type="float" office:value="-2.958453">
            <text:p>-2.958453</text:p>
          </table:table-cell>
          <table:table-cell office:value-type="float" office:value="5.031765">
            <text:p>5.0317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277876">
            <text:p>5.277876</text:p>
          </table:table-cell>
          <table:table-cell office:value-type="float" office:value="-0.286516">
            <text:p>-0.286516</text:p>
          </table:table-cell>
          <table:table-cell office:value-type="float" office:value="-0.295344">
            <text:p>-0.295344</text:p>
          </table:table-cell>
          <table:table-cell office:value-type="float" office:value="0.411484">
            <text:p>0.411484</text:p>
          </table:table-cell>
          <table:table-cell office:value-type="float" office:value="-2.341023">
            <text:p>-2.341023</text:p>
          </table:table-cell>
          <table:table-cell office:value-type="float" office:value="4.080846">
            <text:p>4.0808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403539">
            <text:p>5.403539</text:p>
          </table:table-cell>
          <table:table-cell office:value-type="float" office:value="-0.170139">
            <text:p>-0.170139</text:p>
          </table:table-cell>
          <table:table-cell office:value-type="float" office:value="-0.470268">
            <text:p>-0.470268</text:p>
          </table:table-cell>
          <table:table-cell office:value-type="float" office:value="0.500099">
            <text:p>0.500099</text:p>
          </table:table-cell>
          <table:table-cell office:value-type="float" office:value="-1.917937">
            <text:p>-1.917937</text:p>
          </table:table-cell>
          <table:table-cell office:value-type="float" office:value="3.229439">
            <text:p>3.2294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529203">
            <text:p>5.529203</text:p>
          </table:table-cell>
          <table:table-cell office:value-type="float" office:value="-0.030156">
            <text:p>-0.030156</text:p>
          </table:table-cell>
          <table:table-cell office:value-type="float" office:value="-0.588207">
            <text:p>-0.588207</text:p>
          </table:table-cell>
          <table:table-cell office:value-type="float" office:value="0.58898">
            <text:p>0.58898</text:p>
          </table:table-cell>
          <table:table-cell office:value-type="float" office:value="-1.622019">
            <text:p>-1.622019</text:p>
          </table:table-cell>
          <table:table-cell office:value-type="float" office:value="2.632372">
            <text:p>2.6323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654867">
            <text:p>5.654867</text:p>
          </table:table-cell>
          <table:table-cell office:value-type="float" office:value="0.113354">
            <text:p>0.113354</text:p>
          </table:table-cell>
          <table:table-cell office:value-type="float" office:value="-0.661162">
            <text:p>-0.661162</text:p>
          </table:table-cell>
          <table:table-cell office:value-type="float" office:value="0.670808">
            <text:p>0.670808</text:p>
          </table:table-cell>
          <table:table-cell office:value-type="float" office:value="-1.401001">
            <text:p>-1.401001</text:p>
          </table:table-cell>
          <table:table-cell office:value-type="float" office:value="2.221618">
            <text:p>2.22161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78053">
            <text:p>5.78053</text:p>
          </table:table-cell>
          <table:table-cell office:value-type="float" office:value="0.251535">
            <text:p>0.251535</text:p>
          </table:table-cell>
          <table:table-cell office:value-type="float" office:value="-0.699594">
            <text:p>-0.699594</text:p>
          </table:table-cell>
          <table:table-cell office:value-type="float" office:value="0.743439">
            <text:p>0.743439</text:p>
          </table:table-cell>
          <table:table-cell office:value-type="float" office:value="-1.225645">
            <text:p>-1.225645</text:p>
          </table:table-cell>
          <table:table-cell office:value-type="float" office:value="1.932237">
            <text:p>1.9322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.906194">
            <text:p>5.906194</text:p>
          </table:table-cell>
          <table:table-cell office:value-type="float" office:value="0.38037">
            <text:p>0.38037</text:p>
          </table:table-cell>
          <table:table-cell office:value-type="float" office:value="-0.711129">
            <text:p>-0.711129</text:p>
          </table:table-cell>
          <table:table-cell office:value-type="float" office:value="0.806465">
            <text:p>0.806465</text:p>
          </table:table-cell>
          <table:table-cell office:value-type="float" office:value="-1.079634">
            <text:p>-1.079634</text:p>
          </table:table-cell>
          <table:table-cell office:value-type="float" office:value="1.723084">
            <text:p>1.72308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6.031858">
            <text:p>6.031858</text:p>
          </table:table-cell>
          <table:table-cell office:value-type="float" office:value="0.497943">
            <text:p>0.497943</text:p>
          </table:table-cell>
          <table:table-cell office:value-type="float" office:value="-0.701236">
            <text:p>-0.701236</text:p>
          </table:table-cell>
          <table:table-cell office:value-type="float" office:value="0.860046">
            <text:p>0.860046</text:p>
          </table:table-cell>
          <table:table-cell office:value-type="float" office:value="-0.953328">
            <text:p>-0.953328</text:p>
          </table:table-cell>
          <table:table-cell office:value-type="float" office:value="1.56924">
            <text:p>1.5692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6.157522">
            <text:p>6.157522</text:p>
          </table:table-cell>
          <table:table-cell office:value-type="float" office:value="0.60328">
            <text:p>0.60328</text:p>
          </table:table-cell>
          <table:table-cell office:value-type="float" office:value="-0.673924">
            <text:p>-0.673924</text:p>
          </table:table-cell>
          <table:table-cell office:value-type="float" office:value="0.9045">
            <text:p>0.9045</text:p>
          </table:table-cell>
          <table:table-cell office:value-type="float" office:value="-0.840654">
            <text:p>-0.840654</text:p>
          </table:table-cell>
          <table:table-cell office:value-type="float" office:value="1.455362">
            <text:p>1.4553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6.283185">
            <text:p>6.283185</text:p>
          </table:table-cell>
          <table:table-cell office:value-type="float" office:value="0.69583">
            <text:p>0.69583</text:p>
          </table:table-cell>
          <table:table-cell office:value-type="float" office:value="-0.632228">
            <text:p>-0.632228</text:p>
          </table:table-cell>
          <table:table-cell office:value-type="float" office:value="0.940155">
            <text:p>0.940155</text:p>
          </table:table-cell>
          <table:table-cell office:value-type="float" office:value="-0.737543">
            <text:p>-0.737543</text:p>
          </table:table-cell>
          <table:table-cell office:value-type="float" office:value="1.371772">
            <text:p>1.371772</text:p>
          </table:table-cell>
          <table:table-cell office:value-type="float" office:value="0.7">
            <text:p>0.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4/28/2014</text:date>, <text:time>13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eefe Niemann</meta:initial-creator>
    <meta:creation-date>2014-04-28T12:40:14</meta:creation-date>
    <dc:date>2014-04-28T13:20:32</dc:date>
    <dc:creator>Okeefe Niemann</dc:creator>
    <meta:editing-duration>PT25M7S</meta:editing-duration>
    <meta:editing-cycles>1</meta:editing-cycles>
    <meta:document-statistic meta:table-count="3" meta:cell-count="360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I10:Sheet1.I10 Sheet1.B2:Sheet1.C51 Sheet1.I2:Sheet1.I2" chart:data-source-has-labels="both" svg:x="0.77cm" svg:y="0.855cm" svg:width="12.505cm" svg:height="7.545cm">
          <chartooo:coordinate-region svg:x="1.061cm" svg:y="1.054cm" svg:width="11.974cm" svg:height="7.147cm"/>
          <chart:axis chart:dimension="x" chart:name="primary-x" chart:style-name="ch4" chartooo:axis-type="auto">
            <chart:categories table:cell-range-address="Sheet1.C2:Sheet1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1" chart:label-cell-address="Sheet1.I2:Sheet1.I2" chart:class="chart:scatter">
            <chart:domain table:cell-range-address="Sheet1.B2:Sheet1.B5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bit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0.087618">
                <text:p>0</text:p>
                <draw:g>
                  <svg:desc>Sheet1.C2:Sheet1.C51</svg:desc>
                </draw:g>
              </table:table-cell>
              <table:table-cell office:value-type="float" office:value="0.992127">
                <text:p>0.992127</text:p>
                <draw:g>
                  <svg:desc>Sheet1.B2:Sheet1.B51</svg:desc>
                </draw:g>
              </table:table-cell>
              <table:table-cell office:value-type="float" office:value="0.087618">
                <text:p>0.087618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0.173832">
                <text:p>0</text:p>
              </table:table-cell>
              <table:table-cell office:value-type="float" office:value="0.968444">
                <text:p>0.968444</text:p>
              </table:table-cell>
              <table:table-cell office:value-type="float" office:value="0.173832">
                <text:p>0.173832</text:p>
              </table:table-cell>
            </table:table-row>
            <table:table-row>
              <table:table-cell office:value-type="float" office:value="0.257154">
                <text:p>0</text:p>
              </table:table-cell>
              <table:table-cell office:value-type="float" office:value="0.928755">
                <text:p>0.928755</text:p>
              </table:table-cell>
              <table:table-cell office:value-type="float" office:value="0.257154">
                <text:p>0.257154</text:p>
              </table:table-cell>
            </table:table-row>
            <table:table-row>
              <table:table-cell office:value-type="float" office:value="0.335923">
                <text:p>0</text:p>
              </table:table-cell>
              <table:table-cell office:value-type="float" office:value="0.872735">
                <text:p>0.872735</text:p>
              </table:table-cell>
              <table:table-cell office:value-type="float" office:value="0.335923">
                <text:p>0.335923</text:p>
              </table:table-cell>
            </table:table-row>
            <table:table-row>
              <table:table-cell office:value-type="float" office:value="0.40818">
                <text:p>0</text:p>
              </table:table-cell>
              <table:table-cell office:value-type="float" office:value="0.799928">
                <text:p>0.799928</text:p>
              </table:table-cell>
              <table:table-cell office:value-type="float" office:value="0.40818">
                <text:p>0.40818</text:p>
              </table:table-cell>
            </table:table-row>
            <table:table-row>
              <table:table-cell office:value-type="float" office:value="0.471498">
                <text:p>0</text:p>
              </table:table-cell>
              <table:table-cell office:value-type="float" office:value="0.709763">
                <text:p>0.709763</text:p>
              </table:table-cell>
              <table:table-cell office:value-type="float" office:value="0.471498">
                <text:p>0.471498</text:p>
              </table:table-cell>
            </table:table-row>
            <table:table-row>
              <table:table-cell office:value-type="float" office:value="0.522719">
                <text:p>0</text:p>
              </table:table-cell>
              <table:table-cell office:value-type="float" office:value="0.6016">
                <text:p>0.6016</text:p>
              </table:table-cell>
              <table:table-cell office:value-type="float" office:value="0.522719">
                <text:p>0.522719</text:p>
              </table:table-cell>
            </table:table-row>
            <table:table-row>
              <table:table-cell office:value-type="float" office:value="0.55754">
                <text:p>0</text:p>
              </table:table-cell>
              <table:table-cell office:value-type="float" office:value="0.474852">
                <text:p>0.474852</text:p>
              </table:table-cell>
              <table:table-cell office:value-type="float" office:value="0.55754">
                <text:p>0.55754</text:p>
              </table:table-cell>
            </table:table-row>
            <table:table-row>
              <table:table-cell office:value-type="float" office:value="0.569805">
                <text:p>0</text:p>
              </table:table-cell>
              <table:table-cell office:value-type="float" office:value="0.329338">
                <text:p>0.329338</text:p>
              </table:table-cell>
              <table:table-cell office:value-type="float" office:value="0.569805">
                <text:p>0.569805</text:p>
              </table:table-cell>
            </table:table-row>
            <table:table-row>
              <table:table-cell office:value-type="float" office:value="0.550343">
                <text:p>0</text:p>
              </table:table-cell>
              <table:table-cell office:value-type="float" office:value="0.166237">
                <text:p>0.166237</text:p>
              </table:table-cell>
              <table:table-cell office:value-type="float" office:value="0.550343">
                <text:p>0.550343</text:p>
              </table:table-cell>
            </table:table-row>
            <table:table-row>
              <table:table-cell office:value-type="float" office:value="0.485221">
                <text:p>0</text:p>
              </table:table-cell>
              <table:table-cell office:value-type="float" office:value="-0.009203">
                <text:p>-0.009203</text:p>
              </table:table-cell>
              <table:table-cell office:value-type="float" office:value="0.485221">
                <text:p>0.485221</text:p>
              </table:table-cell>
            </table:table-row>
            <table:table-row>
              <table:table-cell office:value-type="float" office:value="0.355056">
                <text:p>0</text:p>
              </table:table-cell>
              <table:table-cell office:value-type="float" office:value="-0.180176">
                <text:p>-0.180176</text:p>
              </table:table-cell>
              <table:table-cell office:value-type="float" office:value="0.355056">
                <text:p>0.355056</text:p>
              </table:table-cell>
            </table:table-row>
            <table:table-row>
              <table:table-cell office:value-type="float" office:value="0.146788">
                <text:p>0</text:p>
              </table:table-cell>
              <table:table-cell office:value-type="float" office:value="-0.30391">
                <text:p>-0.30391</text:p>
              </table:table-cell>
              <table:table-cell office:value-type="float" office:value="0.146788">
                <text:p>0.146788</text:p>
              </table:table-cell>
            </table:table-row>
            <table:table-row>
              <table:table-cell office:value-type="float" office:value="-0.105837">
                <text:p>-0</text:p>
              </table:table-cell>
              <table:table-cell office:value-type="float" office:value="-0.323602">
                <text:p>-0.323602</text:p>
              </table:table-cell>
              <table:table-cell office:value-type="float" office:value="-0.105837">
                <text:p>-0.105837</text:p>
              </table:table-cell>
            </table:table-row>
            <table:table-row>
              <table:table-cell office:value-type="float" office:value="-0.329346">
                <text:p>-0</text:p>
              </table:table-cell>
              <table:table-cell office:value-type="float" office:value="-0.23507">
                <text:p>-0.23507</text:p>
              </table:table-cell>
              <table:table-cell office:value-type="float" office:value="-0.329346">
                <text:p>-0.329346</text:p>
              </table:table-cell>
            </table:table-row>
            <table:table-row>
              <table:table-cell office:value-type="float" office:value="-0.484352">
                <text:p>-0</text:p>
              </table:table-cell>
              <table:table-cell office:value-type="float" office:value="-0.089667">
                <text:p>-0.089667</text:p>
              </table:table-cell>
              <table:table-cell office:value-type="float" office:value="-0.484352">
                <text:p>-0.484352</text:p>
              </table:table-cell>
            </table:table-row>
            <table:table-row>
              <table:table-cell office:value-type="float" office:value="-0.577602">
                <text:p>-0</text:p>
              </table:table-cell>
              <table:table-cell office:value-type="float" office:value="0.070238">
                <text:p>0.070238</text:p>
              </table:table-cell>
              <table:table-cell office:value-type="float" office:value="-0.577602">
                <text:p>-0.577602</text:p>
              </table:table-cell>
            </table:table-row>
            <table:table-row>
              <table:table-cell office:value-type="float" office:value="-0.624845">
                <text:p>-0</text:p>
              </table:table-cell>
              <table:table-cell office:value-type="float" office:value="0.225862">
                <text:p>0.225862</text:p>
              </table:table-cell>
              <table:table-cell office:value-type="float" office:value="-0.624845">
                <text:p>-0.624845</text:p>
              </table:table-cell>
            </table:table-row>
            <table:table-row>
              <table:table-cell office:value-type="float" office:value="-0.638404">
                <text:p>-0</text:p>
              </table:table-cell>
              <table:table-cell office:value-type="float" office:value="0.369963">
                <text:p>0.369963</text:p>
              </table:table-cell>
              <table:table-cell office:value-type="float" office:value="-0.638404">
                <text:p>-0.638404</text:p>
              </table:table-cell>
            </table:table-row>
            <table:table-row>
              <table:table-cell office:value-type="float" office:value="-0.626794">
                <text:p>-0</text:p>
              </table:table-cell>
              <table:table-cell office:value-type="float" office:value="0.499851">
                <text:p>0.499851</text:p>
              </table:table-cell>
              <table:table-cell office:value-type="float" office:value="-0.626794">
                <text:p>-0.626794</text:p>
              </table:table-cell>
            </table:table-row>
            <table:table-row>
              <table:table-cell office:value-type="float" office:value="-0.595918">
                <text:p>-0</text:p>
              </table:table-cell>
              <table:table-cell office:value-type="float" office:value="0.61461">
                <text:p>0.61461</text:p>
              </table:table-cell>
              <table:table-cell office:value-type="float" office:value="-0.595918">
                <text:p>-0.595918</text:p>
              </table:table-cell>
            </table:table-row>
            <table:table-row>
              <table:table-cell office:value-type="float" office:value="-0.550007">
                <text:p>-0</text:p>
              </table:table-cell>
              <table:table-cell office:value-type="float" office:value="0.714022">
                <text:p>0.714022</text:p>
              </table:table-cell>
              <table:table-cell office:value-type="float" office:value="-0.550007">
                <text:p>-0.550007</text:p>
              </table:table-cell>
            </table:table-row>
            <table:table-row>
              <table:table-cell office:value-type="float" office:value="-0.49221">
                <text:p>-0</text:p>
              </table:table-cell>
              <table:table-cell office:value-type="float" office:value="0.798121">
                <text:p>0.798121</text:p>
              </table:table-cell>
              <table:table-cell office:value-type="float" office:value="-0.49221">
                <text:p>-0.49221</text:p>
              </table:table-cell>
            </table:table-row>
            <table:table-row>
              <table:table-cell office:value-type="float" office:value="-0.424975">
                <text:p>-0</text:p>
              </table:table-cell>
              <table:table-cell office:value-type="float" office:value="0.867002">
                <text:p>0.867002</text:p>
              </table:table-cell>
              <table:table-cell office:value-type="float" office:value="-0.424975">
                <text:p>-0.424975</text:p>
              </table:table-cell>
            </table:table-row>
            <table:table-row>
              <table:table-cell office:value-type="float" office:value="-0.35028">
                <text:p>-0</text:p>
              </table:table-cell>
              <table:table-cell office:value-type="float" office:value="0.92073">
                <text:p>0.92073</text:p>
              </table:table-cell>
              <table:table-cell office:value-type="float" office:value="-0.35028">
                <text:p>-0.35028</text:p>
              </table:table-cell>
            </table:table-row>
            <table:table-row>
              <table:table-cell office:value-type="float" office:value="-0.2698">
                <text:p>-0</text:p>
              </table:table-cell>
              <table:table-cell office:value-type="float" office:value="0.959299">
                <text:p>0.959299</text:p>
              </table:table-cell>
              <table:table-cell office:value-type="float" office:value="-0.2698">
                <text:p>-0.2698</text:p>
              </table:table-cell>
            </table:table-row>
            <table:table-row>
              <table:table-cell office:value-type="float" office:value="-0.185019">
                <text:p>-0</text:p>
              </table:table-cell>
              <table:table-cell office:value-type="float" office:value="0.982607">
                <text:p>0.982607</text:p>
              </table:table-cell>
              <table:table-cell office:value-type="float" office:value="-0.185019">
                <text:p>-0.185019</text:p>
              </table:table-cell>
            </table:table-row>
            <table:table-row>
              <table:table-cell office:value-type="float" office:value="-0.097324">
                <text:p>-0</text:p>
              </table:table-cell>
              <table:table-cell office:value-type="float" office:value="0.990437">
                <text:p>0.990437</text:p>
              </table:table-cell>
              <table:table-cell office:value-type="float" office:value="-0.097324">
                <text:p>-0.097324</text:p>
              </table:table-cell>
            </table:table-row>
            <table:table-row>
              <table:table-cell office:value-type="float" office:value="-0.008084">
                <text:p>-0</text:p>
              </table:table-cell>
              <table:table-cell office:value-type="float" office:value="0.982444">
                <text:p>0.982444</text:p>
              </table:table-cell>
              <table:table-cell office:value-type="float" office:value="-0.008084">
                <text:p>-0.008084</text:p>
              </table:table-cell>
            </table:table-row>
            <table:table-row>
              <table:table-cell office:value-type="float" office:value="0.081271">
                <text:p>0</text:p>
              </table:table-cell>
              <table:table-cell office:value-type="float" office:value="0.95814">
                <text:p>0.95814</text:p>
              </table:table-cell>
              <table:table-cell office:value-type="float" office:value="0.081271">
                <text:p>0.081271</text:p>
              </table:table-cell>
            </table:table-row>
            <table:table-row>
              <table:table-cell office:value-type="float" office:value="0.169156">
                <text:p>0</text:p>
              </table:table-cell>
              <table:table-cell office:value-type="float" office:value="0.916869">
                <text:p>0.916869</text:p>
              </table:table-cell>
              <table:table-cell office:value-type="float" office:value="0.169156">
                <text:p>0.169156</text:p>
              </table:table-cell>
            </table:table-row>
            <table:table-row>
              <table:table-cell office:value-type="float" office:value="0.253706">
                <text:p>0</text:p>
              </table:table-cell>
              <table:table-cell office:value-type="float" office:value="0.857795">
                <text:p>0.857795</text:p>
              </table:table-cell>
              <table:table-cell office:value-type="float" office:value="0.253706">
                <text:p>0.253706</text:p>
              </table:table-cell>
            </table:table-row>
            <table:table-row>
              <table:table-cell office:value-type="float" office:value="0.332601">
                <text:p>0</text:p>
              </table:table-cell>
              <table:table-cell office:value-type="float" office:value="0.779872">
                <text:p>0.779872</text:p>
              </table:table-cell>
              <table:table-cell office:value-type="float" office:value="0.332601">
                <text:p>0.332601</text:p>
              </table:table-cell>
            </table:table-row>
            <table:table-row>
              <table:table-cell office:value-type="float" office:value="0.402794">
                <text:p>0</text:p>
              </table:table-cell>
              <table:table-cell office:value-type="float" office:value="0.681848">
                <text:p>0.681848</text:p>
              </table:table-cell>
              <table:table-cell office:value-type="float" office:value="0.402794">
                <text:p>0.402794</text:p>
              </table:table-cell>
            </table:table-row>
            <table:table-row>
              <table:table-cell office:value-type="float" office:value="0.460046">
                <text:p>0</text:p>
              </table:table-cell>
              <table:table-cell office:value-type="float" office:value="0.562313">
                <text:p>0.562313</text:p>
              </table:table-cell>
              <table:table-cell office:value-type="float" office:value="0.460046">
                <text:p>0.460046</text:p>
              </table:table-cell>
            </table:table-row>
            <table:table-row>
              <table:table-cell office:value-type="float" office:value="0.498148">
                <text:p>0</text:p>
              </table:table-cell>
              <table:table-cell office:value-type="float" office:value="0.419932">
                <text:p>0.419932</text:p>
              </table:table-cell>
              <table:table-cell office:value-type="float" office:value="0.498148">
                <text:p>0.498148</text:p>
              </table:table-cell>
            </table:table-row>
            <table:table-row>
              <table:table-cell office:value-type="float" office:value="0.507516">
                <text:p>0</text:p>
              </table:table-cell>
              <table:table-cell office:value-type="float" office:value="0.254232">
                <text:p>0.254232</text:p>
              </table:table-cell>
              <table:table-cell office:value-type="float" office:value="0.507516">
                <text:p>0.507516</text:p>
              </table:table-cell>
            </table:table-row>
            <table:table-row>
              <table:table-cell office:value-type="float" office:value="0.472894">
                <text:p>0</text:p>
              </table:table-cell>
              <table:table-cell office:value-type="float" office:value="0.068159">
                <text:p>0.068159</text:p>
              </table:table-cell>
              <table:table-cell office:value-type="float" office:value="0.472894">
                <text:p>0.472894</text:p>
              </table:table-cell>
            </table:table-row>
            <table:table-row>
              <table:table-cell office:value-type="float" office:value="0.371469">
                <text:p>0</text:p>
              </table:table-cell>
              <table:table-cell office:value-type="float" office:value="-0.124038">
                <text:p>-0.124038</text:p>
              </table:table-cell>
              <table:table-cell office:value-type="float" office:value="0.371469">
                <text:p>0.371469</text:p>
              </table:table-cell>
            </table:table-row>
            <table:table-row>
              <table:table-cell office:value-type="float" office:value="0.183773">
                <text:p>0</text:p>
              </table:table-cell>
              <table:table-cell office:value-type="float" office:value="-0.279989">
                <text:p>-0.279989</text:p>
              </table:table-cell>
              <table:table-cell office:value-type="float" office:value="0.183773">
                <text:p>0.183773</text:p>
              </table:table-cell>
            </table:table-row>
            <table:table-row>
              <table:table-cell office:value-type="float" office:value="-0.062647">
                <text:p>-0</text:p>
              </table:table-cell>
              <table:table-cell office:value-type="float" office:value="-0.338241">
                <text:p>-0.338241</text:p>
              </table:table-cell>
              <table:table-cell office:value-type="float" office:value="-0.062647">
                <text:p>-0.062647</text:p>
              </table:table-cell>
            </table:table-row>
            <table:table-row>
              <table:table-cell office:value-type="float" office:value="-0.295344">
                <text:p>-0</text:p>
              </table:table-cell>
              <table:table-cell office:value-type="float" office:value="-0.286516">
                <text:p>-0.286516</text:p>
              </table:table-cell>
              <table:table-cell office:value-type="float" office:value="-0.295344">
                <text:p>-0.295344</text:p>
              </table:table-cell>
            </table:table-row>
            <table:table-row>
              <table:table-cell office:value-type="float" office:value="-0.470268">
                <text:p>-0</text:p>
              </table:table-cell>
              <table:table-cell office:value-type="float" office:value="-0.170139">
                <text:p>-0.170139</text:p>
              </table:table-cell>
              <table:table-cell office:value-type="float" office:value="-0.470268">
                <text:p>-0.470268</text:p>
              </table:table-cell>
            </table:table-row>
            <table:table-row>
              <table:table-cell office:value-type="float" office:value="-0.588207">
                <text:p>-0</text:p>
              </table:table-cell>
              <table:table-cell office:value-type="float" office:value="-0.030156">
                <text:p>-0.030156</text:p>
              </table:table-cell>
              <table:table-cell office:value-type="float" office:value="-0.588207">
                <text:p>-0.588207</text:p>
              </table:table-cell>
            </table:table-row>
            <table:table-row>
              <table:table-cell office:value-type="float" office:value="-0.661162">
                <text:p>-0</text:p>
              </table:table-cell>
              <table:table-cell office:value-type="float" office:value="0.113354">
                <text:p>0.113354</text:p>
              </table:table-cell>
              <table:table-cell office:value-type="float" office:value="-0.661162">
                <text:p>-0.661162</text:p>
              </table:table-cell>
            </table:table-row>
            <table:table-row>
              <table:table-cell office:value-type="float" office:value="-0.699594">
                <text:p>-0</text:p>
              </table:table-cell>
              <table:table-cell office:value-type="float" office:value="0.251535">
                <text:p>0.251535</text:p>
              </table:table-cell>
              <table:table-cell office:value-type="float" office:value="-0.699594">
                <text:p>-0.699594</text:p>
              </table:table-cell>
            </table:table-row>
            <table:table-row>
              <table:table-cell office:value-type="float" office:value="-0.711129">
                <text:p>-0</text:p>
              </table:table-cell>
              <table:table-cell office:value-type="float" office:value="0.38037">
                <text:p>0.38037</text:p>
              </table:table-cell>
              <table:table-cell office:value-type="float" office:value="-0.711129">
                <text:p>-0.711129</text:p>
              </table:table-cell>
            </table:table-row>
            <table:table-row>
              <table:table-cell office:value-type="float" office:value="-0.701236">
                <text:p>-0</text:p>
              </table:table-cell>
              <table:table-cell office:value-type="float" office:value="0.497943">
                <text:p>0.497943</text:p>
              </table:table-cell>
              <table:table-cell office:value-type="float" office:value="-0.701236">
                <text:p>-0.701236</text:p>
              </table:table-cell>
            </table:table-row>
            <table:table-row>
              <table:table-cell office:value-type="float" office:value="-0.673924">
                <text:p>-0</text:p>
              </table:table-cell>
              <table:table-cell office:value-type="float" office:value="0.60328">
                <text:p>0.60328</text:p>
              </table:table-cell>
              <table:table-cell office:value-type="float" office:value="-0.673924">
                <text:p>-0.673924</text:p>
              </table:table-cell>
            </table:table-row>
            <table:table-row>
              <table:table-cell office:value-type="float" office:value="-0.632228">
                <text:p>-0</text:p>
              </table:table-cell>
              <table:table-cell office:value-type="float" office:value="0.69583">
                <text:p>0.69583</text:p>
              </table:table-cell>
              <table:table-cell office:value-type="float" office:value="-0.632228">
                <text:p>-0.632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